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ta=0.0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Eta =0.01</text:p>
          </table:table-cell>
        </table:table-row>
        <table:table-row table:style-name="ro1">
          <table:table-cell office:value-type="string" calcext:value-type="string">
            <text:p>Epoch =10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0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0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0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75</text:p>
          </table:table-cell>
          <table:table-cell table:number-columns-repeated="2" office:value-type="string" calcext:value-type="string">
            <text:p>Epoch =120</text:p>
          </table:table-cell>
          <table:table-cell office:value-type="string" calcext:value-type="string">
            <text:p>Epoch =150</text:p>
          </table:table-cell>
          <table:table-cell office:value-type="string" calcext:value-type="string">
            <text:p>Epoch =175</text:p>
          </table:table-cell>
          <table:table-cell table:number-columns-repeated="3" office:value-type="string" calcext:value-type="string">
            <text:p>Epoch =150</text:p>
          </table:table-cell>
          <table:table-cell table:number-columns-repeated="4" office:value-type="string" calcext:value-type="string">
            <text:p>Epoch =100</text:p>
          </table:table-cell>
        </table:table-row>
        <table:table-row table:style-name="ro1">
          <table:table-cell table:number-columns-repeated="3" office:value-type="string" calcext:value-type="string">
            <text:p>num filter = 2</text:p>
          </table:table-cell>
          <table:table-cell table:number-columns-repeated="3" office:value-type="string" calcext:value-type="string">
            <text:p>num filter = 4</text:p>
          </table:table-cell>
          <table:table-cell table:number-columns-repeated="3" office:value-type="string" calcext:value-type="string">
            <text:p>num filter = 6</text:p>
          </table:table-cell>
          <table:table-cell table:number-columns-repeated="3" office:value-type="string" calcext:value-type="string">
            <text:p>num filter = 8</text:p>
          </table:table-cell>
          <table:table-cell table:number-columns-repeated="2" office:value-type="string" calcext:value-type="string">
            <text:p>num filter = 10</text:p>
          </table:table-cell>
          <table:table-cell table:number-columns-repeated="2" office:value-type="string" calcext:value-type="string">
            <text:p>num filter = 12</text:p>
          </table:table-cell>
          <table:table-cell table:number-columns-repeated="2" office:value-type="string" calcext:value-type="string">
            <text:p>num filter = 14</text:p>
          </table:table-cell>
          <table:table-cell table:number-columns-repeated="3" office:value-type="string" calcext:value-type="string">
            <text:p>num filter = 16</text:p>
          </table:table-cell>
          <table:table-cell office:value-type="string" calcext:value-type="string">
            <text:p>num filter = 18</text:p>
          </table:table-cell>
          <table:table-cell office:value-type="string" calcext:value-type="string">
            <text:p>num filter = 20</text:p>
          </table:table-cell>
          <table:table-cell table:number-columns-repeated="2" office:value-type="string" calcext:value-type="string">
            <text:p>num filter = 26</text:p>
          </table:table-cell>
          <table:table-cell office:value-type="string" calcext:value-type="string">
            <text:p>num filter = 30</text:p>
          </table:table-cell>
          <table:table-cell office:value-type="string" calcext:value-type="string">
            <text:p>num filter = 36</text:p>
          </table:table-cell>
          <table:table-cell office:value-type="string" calcext:value-type="string">
            <text:p>num filter = 40</text:p>
          </table:table-cell>
          <table:table-cell table:number-columns-repeated="2" office:value-type="string" calcext:value-type="string">
            <text:p>num filter = 45</text:p>
          </table:table-cell>
          <table:table-cell office:value-type="string" calcext:value-type="string">
            <text:p>num filter = 50</text:p>
          </table:table-cell>
          <table:table-cell office:value-type="string" calcext:value-type="string">
            <text:p>num filter = 56</text:p>
          </table:table-cell>
        </table:table-row>
        <table:table-row table:style-name="ro1">
          <table:table-cell table:number-columns-repeated="32" table:style-name="ce1" office:value-type="string" calcext:value-type="string">
            <text:p>[2, 3, 4]</text:p>
          </table:table-cell>
        </table:table-row>
        <table:table-row table:style-name="ro1">
          <table:table-cell table:number-columns-repeated="32" office:value-type="string" calcext:value-type="string">
            <text:p>adagrad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0.721333333333333" calcext:value-type="float">
            <text:p>0.72133333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1666666666667" calcext:value-type="float">
            <text:p>0.7316666667</text:p>
          </table:table-cell>
          <table:table-cell office:value-type="float" office:value="0.733666666666667" calcext:value-type="float">
            <text:p>0.7336666667</text:p>
          </table:table-cell>
          <table:table-cell office:value-type="float" office:value="0.724666666666667" calcext:value-type="float">
            <text:p>0.7246666667</text:p>
          </table:table-cell>
          <table:table-cell office:value-type="float" office:value="0.721666666666667" calcext:value-type="float">
            <text:p>0.721666666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1333333333333" calcext:value-type="float">
            <text:p>0.741333333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" calcext:value-type="float">
            <text:p>0.74</text:p>
          </table:table-cell>
          <table:table-cell office:value-type="float" office:value="0.743333333333333" calcext:value-type="float">
            <text:p>0.7433333333</text:p>
          </table:table-cell>
          <table:table-cell office:value-type="float" office:value="0.744666666666667" calcext:value-type="float">
            <text:p>0.744666666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9333333333333" calcext:value-type="float">
            <text:p>0.7493333333</text:p>
          </table:table-cell>
          <table:table-cell office:value-type="float" office:value="0.744666666666667" calcext:value-type="float">
            <text:p>0.7446666667</text:p>
          </table:table-cell>
          <table:table-cell office:value-type="float" office:value="0.753666666666667" calcext:value-type="float">
            <text:p>0.7536666667</text:p>
          </table:table-cell>
          <table:table-cell office:value-type="float" office:value="0.743666666666667" calcext:value-type="float">
            <text:p>0.7436666667</text:p>
          </table:table-cell>
          <table:table-cell office:value-type="float" office:value="0.750666666666667" calcext:value-type="float">
            <text:p>0.750666666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38333333333333" calcext:value-type="float">
            <text:p>0.7383333333</text:p>
          </table:table-cell>
          <table:table-cell office:value-type="float" office:value="0.744666666666667" calcext:value-type="float">
            <text:p>0.7446666667</text:p>
          </table:table-cell>
          <table:table-cell office:value-type="float" office:value="0.744333333333333" calcext:value-type="float">
            <text:p>0.7443333333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4666666666667" calcext:value-type="float">
            <text:p>0.7446666667</text:p>
          </table:table-cell>
          <table:table-cell office:value-type="float" office:value="0.751333333333333" calcext:value-type="float">
            <text:p>0.7513333333</text:p>
          </table:table-cell>
          <table:table-cell office:value-type="float" office:value="0.749666666666667" calcext:value-type="float">
            <text:p>0.7496666667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734333333333333" calcext:value-type="float">
            <text:p>0.7343333333</text:p>
          </table:table-cell>
          <table:table-cell office:value-type="float" office:value="0.723333333333333" calcext:value-type="float">
            <text:p>0.723333333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23666666666667" calcext:value-type="float">
            <text:p>0.7236666667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6666666666667" calcext:value-type="float">
            <text:p>0.736666666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38666666666667" calcext:value-type="float">
            <text:p>0.7386666667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0666666666667" calcext:value-type="float">
            <text:p>0.7406666667</text:p>
          </table:table-cell>
          <table:table-cell office:value-type="float" office:value="0.741666666666667" calcext:value-type="float">
            <text:p>0.741666666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3333333333333" calcext:value-type="float">
            <text:p>0.7433333333</text:p>
          </table:table-cell>
          <table:table-cell office:value-type="float" office:value="0.748333333333333" calcext:value-type="float">
            <text:p>0.748333333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2666666666667" calcext:value-type="float">
            <text:p>0.7426666667</text:p>
          </table:table-cell>
          <table:table-cell office:value-type="float" office:value="0.751333333333333" calcext:value-type="float">
            <text:p>0.7513333333</text:p>
          </table:table-cell>
          <table:table-cell office:value-type="float" office:value="0.744666666666667" calcext:value-type="float">
            <text:p>0.7446666667</text:p>
          </table:table-cell>
          <table:table-cell office:value-type="float" office:value="0.748333333333333" calcext:value-type="float">
            <text:p>0.748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666666666667" calcext:value-type="float">
            <text:p>0.7446666667</text:p>
          </table:table-cell>
          <table:table-cell office:value-type="float" office:value="0.744333333333333" calcext:value-type="float">
            <text:p>0.7443333333</text:p>
          </table:table-cell>
          <table:table-cell office:value-type="float" office:value="0.762333333333333" calcext:value-type="float">
            <text:p>0.7623333333</text:p>
          </table:table-cell>
          <table:table-cell office:value-type="float" office:value="0.731333333333333" calcext:value-type="float">
            <text:p>0.7313333333</text:p>
          </table:table-cell>
          <table:table-cell office:value-type="float" office:value="0.762666666666667" calcext:value-type="float">
            <text:p>0.762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52666666666667" calcext:value-type="float">
            <text:p>0.7526666667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5666666666667" calcext:value-type="float">
            <text:p>0.7456666667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table:number-columns-repeated="24"/>
          <table:table-cell office:value-type="float" office:value="0.747666666666667" calcext:value-type="float">
            <text:p>0.7476666667</text:p>
          </table:table-cell>
          <table:table-cell table:number-columns-repeated="3"/>
          <table:table-cell office:value-type="float" office:value="0.741666666666667" calcext:value-type="float">
            <text:p>0.741666666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5666666666667" calcext:value-type="float">
            <text:p>0.7456666667</text:p>
          </table:table-cell>
        </table:table-row>
        <table:table-row table:style-name="ro1">
          <table:table-cell table:number-columns-repeated="24"/>
          <table:table-cell office:value-type="float" office:value="0.750666666666667" calcext:value-type="float">
            <text:p>0.7506666667</text:p>
          </table:table-cell>
          <table:table-cell table:number-columns-repeated="3"/>
          <table:table-cell office:value-type="float" office:value="0.747" calcext:value-type="float">
            <text:p>0.747</text:p>
          </table:table-cell>
          <table:table-cell office:value-type="float" office:value="0.742333333333333" calcext:value-type="float">
            <text:p>0.7423333333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1333333333333" calcext:value-type="float">
            <text:p>0.7513333333</text:p>
          </table:table-cell>
        </table:table-row>
        <table:table-row table:style-name="ro1">
          <table:table-cell table:number-columns-repeated="2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752" calcext:value-type="float">
            <text:p>0.752</text:p>
          </table:table-cell>
          <table:table-cell office:value-type="float" office:value="0.742333333333333" calcext:value-type="float">
            <text:p>0.7423333333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47333333333333" calcext:value-type="float">
            <text:p>0.7473333333</text:p>
          </table:table-cell>
        </table:table-row>
        <table:table-row table:style-name="ro1">
          <table:table-cell table:number-columns-repeated="24"/>
          <table:table-cell office:value-type="float" office:value="0.749666666666667" calcext:value-type="float">
            <text:p>0.7496666667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office:value-type="float" office:value="0.747666666666667" calcext:value-type="float">
            <text:p>0.7476666667</text:p>
          </table:table-cell>
          <table:table-cell office:value-type="float" office:value="0.758666666666667" calcext:value-type="float">
            <text:p>0.7586666667</text:p>
          </table:table-cell>
          <table:table-cell office:value-type="float" office:value="0.751333333333333" calcext:value-type="float">
            <text:p>0.7513333333</text:p>
          </table:table-cell>
        </table:table-row>
        <table:table-row table:style-name="ro1">
          <table:table-cell table:number-columns-repeated="24"/>
          <table:table-cell office:value-type="float" office:value="0.750333333333333" calcext:value-type="float">
            <text:p>0.7503333333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1666666666667" calcext:value-type="float">
            <text:p>0.751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44666666666667" calcext:value-type="float">
            <text:p>0.7446666667</text:p>
          </table:table-cell>
        </table:table-row>
        <table:table-row table:style-name="ro1">
          <table:table-cell table:number-columns-repeated="24"/>
          <table:table-cell office:value-type="float" office:value="0.756333333333333" calcext:value-type="float">
            <text:p>0.756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1666666666667" calcext:value-type="float">
            <text:p>0.7516666667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office:value-type="float" office:value="0.749333333333333" calcext:value-type="float">
            <text:p>0.749333333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1666666666667" calcext:value-type="float">
            <text:p>0.7516666667</text:p>
          </table:table-cell>
        </table:table-row>
        <table:table-row table:style-name="ro1">
          <table:table-cell table:number-columns-repeated="24"/>
          <table:table-cell office:value-type="float" office:value="0.748333333333333" calcext:value-type="float">
            <text:p>0.7483333333</text:p>
          </table:table-cell>
          <table:table-cell table:number-columns-repeated="3"/>
          <table:table-cell office:value-type="float" office:value="0.751" calcext:value-type="float">
            <text:p>0.751</text:p>
          </table:table-cell>
          <table:table-cell office:value-type="float" office:value="0.749666666666667" calcext:value-type="float">
            <text:p>0.7496666667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table:number-columns-repeated="24"/>
          <table:table-cell office:value-type="float" office:value="0.748666666666667" calcext:value-type="float">
            <text:p>0.7486666667</text:p>
          </table:table-cell>
          <table:table-cell table:number-columns-repeated="3"/>
          <table:table-cell office:value-type="float" office:value="0.752333333333333" calcext:value-type="float">
            <text:p>0.7523333333</text:p>
          </table:table-cell>
          <table:table-cell office:value-type="float" office:value="0.749666666666667" calcext:value-type="float">
            <text:p>0.749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9666666666667" calcext:value-type="float">
            <text:p>0.7496666667</text:p>
          </table:table-cell>
        </table:table-row>
        <table:table-row table:style-name="ro1">
          <table:table-cell table:number-columns-repeated="24"/>
          <table:table-cell office:value-type="float" office:value="0.752666666666667" calcext:value-type="float">
            <text:p>0.7526666667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office:value-type="float" office:value="0.750333333333333" calcext:value-type="float">
            <text:p>0.7503333333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0666666666667" calcext:value-type="float">
            <text:p>0.7506666667</text:p>
          </table:table-cell>
        </table:table-row>
        <table:table-row table:style-name="ro1">
          <table:table-cell table:number-columns-repeated="24"/>
          <table:table-cell office:value-type="float" office:value="0.751666666666667" calcext:value-type="float">
            <text:p>0.7516666667</text:p>
          </table:table-cell>
          <table:table-cell table:number-columns-repeated="3"/>
          <table:table-cell office:value-type="float" office:value="0.752333333333333" calcext:value-type="float">
            <text:p>0.7523333333</text:p>
          </table:table-cell>
          <table:table-cell office:value-type="float" office:value="0.750666666666667" calcext:value-type="float">
            <text:p>0.750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0333333333333" calcext:value-type="float">
            <text:p>0.7503333333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table:number-columns-repeated="2" office:value-type="float" office:value="0.751333333333333" calcext:value-type="float">
            <text:p>0.7513333333</text:p>
          </table:table-cell>
          <table:table-cell office:value-type="float" office:value="0.751666666666667" calcext:value-type="float">
            <text:p>0.7516666667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3333333333333" calcext:value-type="float">
            <text:p>0.7533333333</text:p>
          </table:table-cell>
          <table:table-cell office:value-type="float" office:value="0.748666666666667" calcext:value-type="float">
            <text:p>0.748666666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table:number-columns-repeated="2" office:value-type="float" office:value="0.752" calcext:value-type="float">
            <text:p>0.752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1666666666667" calcext:value-type="float">
            <text:p>0.751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51" calcext:value-type="float">
            <text:p>0.751</text:p>
          </table:table-cell>
          <table:table-cell office:value-type="float" office:value="0.751333333333333" calcext:value-type="float">
            <text:p>0.7513333333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1333333333333" calcext:value-type="float">
            <text:p>0.7513333333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table:number-columns-repeated="2" office:value-type="float" office:value="0.751333333333333" calcext:value-type="float">
            <text:p>0.751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1333333333333" calcext:value-type="float">
            <text:p>0.7513333333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0666666666667" calcext:value-type="float">
            <text:p>0.7506666667</text:p>
          </table:table-cell>
        </table:table-row>
        <table:table-row table:style-name="ro1">
          <table:table-cell table:number-columns-repeated="24"/>
          <table:table-cell office:value-type="float" office:value="0.751666666666667" calcext:value-type="float">
            <text:p>0.7516666667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2666666666667" calcext:value-type="float">
            <text:p>0.7526666667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1333333333333" calcext:value-type="float">
            <text:p>0.7513333333</text:p>
          </table:table-cell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4"/>
          <table:table-cell office:value-type="float" office:value="0.749666666666667" calcext:value-type="float">
            <text:p>0.7496666667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office:value-type="float" office:value="0.752666666666667" calcext:value-type="float">
            <text:p>0.752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table:number-columns-repeated="24"/>
          <table:table-cell office:value-type="float" office:value="0.748666666666667" calcext:value-type="float">
            <text:p>0.7486666667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51333333333333" calcext:value-type="float">
            <text:p>0.7513333333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51" calcext:value-type="float">
            <text:p>0.751</text:p>
          </table:table-cell>
          <table:table-cell office:value-type="float" office:value="0.754333333333333" calcext:value-type="float">
            <text:p>0.7543333333</text:p>
          </table:table-cell>
          <table:table-cell office:value-type="float" office:value="0.751333333333333" calcext:value-type="float">
            <text:p>0.7513333333</text:p>
          </table:table-cell>
          <table:table-cell office:value-type="float" office:value="0.752333333333333" calcext:value-type="float">
            <text:p>0.7523333333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 office:value-type="float" office:value="0.754333333333333" calcext:value-type="float">
            <text:p>0.7543333333</text:p>
          </table:table-cell>
          <table:table-cell office:value-type="float" office:value="0.752666666666667" calcext:value-type="float">
            <text:p>0.7526666667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4333333333333" calcext:value-type="float">
            <text:p>0.7543333333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table:number-columns-repeated="24"/>
          <table:table-cell office:value-type="float" office:value="0.750333333333333" calcext:value-type="float">
            <text:p>0.750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table:number-columns-repeated="24"/>
          <table:table-cell office:value-type="float" office:value="0.750666666666667" calcext:value-type="float">
            <text:p>0.7506666667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1333333333333" calcext:value-type="float">
            <text:p>0.7513333333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2333333333333" calcext:value-type="float">
            <text:p>0.7523333333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2666666666667" calcext:value-type="float">
            <text:p>0.752666666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4333333333333" calcext:value-type="float">
            <text:p>0.7543333333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4"/>
          <table:table-cell office:value-type="float" office:value="0.755666666666667" calcext:value-type="float">
            <text:p>0.755666666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 office:value-type="float" office:value="0.756666666666667" calcext:value-type="float">
            <text:p>0.756666666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4"/>
          <table:table-cell office:value-type="float" office:value="0.756" calcext:value-type="float">
            <text:p>0.756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3666666666667" calcext:value-type="float">
            <text:p>0.7536666667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2666666666667" calcext:value-type="float">
            <text:p>0.7526666667</text:p>
          </table:table-cell>
        </table:table-row>
        <table:table-row table:style-name="ro1">
          <table:table-cell table:number-columns-repeated="24"/>
          <table:table-cell office:value-type="float" office:value="0.751" calcext:value-type="float">
            <text:p>0.751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7333333333333" calcext:value-type="float">
            <text:p>0.7573333333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table:number-columns-repeated="24"/>
          <table:table-cell office:value-type="float" office:value="0.751666666666667" calcext:value-type="float">
            <text:p>0.7516666667</text:p>
          </table:table-cell>
          <table:table-cell table:number-columns-repeated="3"/>
          <table:table-cell office:value-type="float" office:value="0.751" calcext:value-type="float">
            <text:p>0.751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table:number-columns-repeated="24"/>
          <table:table-cell office:value-type="float" office:value="0.751666666666667" calcext:value-type="float">
            <text:p>0.7516666667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2333333333333" calcext:value-type="float">
            <text:p>0.7523333333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1666666666667" calcext:value-type="float">
            <text:p>0.7516666667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4666666666667" calcext:value-type="float">
            <text:p>0.7546666667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7333333333333" calcext:value-type="float">
            <text:p>0.7573333333</text:p>
          </table:table-cell>
          <table:table-cell office:value-type="float" office:value="0.754666666666667" calcext:value-type="float">
            <text:p>0.7546666667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4333333333333" calcext:value-type="float">
            <text:p>0.7543333333</text:p>
          </table:table-cell>
        </table:table-row>
        <table:table-row table:style-name="ro1">
          <table:table-cell table:number-columns-repeated="24"/>
          <table:table-cell office:value-type="float" office:value="0.751" calcext:value-type="float">
            <text:p>0.751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4"/>
          <table:table-cell office:value-type="float" office:value="0.750333333333333" calcext:value-type="float">
            <text:p>0.7503333333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7333333333333" calcext:value-type="float">
            <text:p>0.7573333333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table:number-columns-repeated="24"/>
          <table:table-cell office:value-type="float" office:value="0.751" calcext:value-type="float">
            <text:p>0.751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table:number-columns-repeated="24"/>
          <table:table-cell office:value-type="float" office:value="0.751" calcext:value-type="float">
            <text:p>0.751</text:p>
          </table:table-cell>
          <table:table-cell table:number-columns-repeated="3"/>
          <table:table-cell office:value-type="float" office:value="0.750333333333333" calcext:value-type="float">
            <text:p>0.750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4333333333333" calcext:value-type="float">
            <text:p>0.7543333333</text:p>
          </table:table-cell>
        </table:table-row>
        <table:table-row table:style-name="ro1">
          <table:table-cell table:number-columns-repeated="24"/>
          <table:table-cell office:value-type="float" office:value="0.751666666666667" calcext:value-type="float">
            <text:p>0.7516666667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table:number-columns-repeated="24"/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3333333333333" calcext:value-type="float">
            <text:p>0.7533333333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table:number-columns-repeated="24"/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6" calcext:value-type="float">
            <text:p>0.756</text:p>
          </table:table-cell>
          <table:table-cell table:number-columns-repeated="2" office:value-type="float" office:value="0.755" calcext:value-type="float">
            <text:p>0.755</text:p>
          </table:table-cell>
        </table:table-row>
        <table:table-row table:style-name="ro1">
          <table:table-cell table:number-columns-repeated="24"/>
          <table:table-cell office:value-type="float" office:value="0.752666666666667" calcext:value-type="float">
            <text:p>0.752666666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7333333333333" calcext:value-type="float">
            <text:p>0.7573333333</text:p>
          </table:table-cell>
          <table:table-cell table:number-columns-repeated="2" office:value-type="float" office:value="0.755333333333333" calcext:value-type="float">
            <text:p>0.7553333333</text:p>
          </table:table-cell>
        </table:table-row>
        <table:table-row table:style-name="ro1">
          <table:table-cell table:number-columns-repeated="24"/>
          <table:table-cell office:value-type="float" office:value="0.750666666666667" calcext:value-type="float">
            <text:p>0.750666666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3333333333333" calcext:value-type="float">
            <text:p>0.7533333333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0666666666667" calcext:value-type="float">
            <text:p>0.7506666667</text:p>
          </table:table-cell>
          <table:table-cell table:number-columns-repeated="2" office:value-type="float" office:value="0.755333333333333" calcext:value-type="float">
            <text:p>0.7553333333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table:number-columns-repeated="24"/>
          <table:table-cell office:value-type="float" office:value="0.751333333333333" calcext:value-type="float">
            <text:p>0.751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4666666666667" calcext:value-type="float">
            <text:p>0.7546666667</text:p>
          </table:table-cell>
        </table:table-row>
        <table:table-row table:style-name="ro1">
          <table:table-cell table:number-columns-repeated="24"/>
          <table:table-cell office:value-type="float" office:value="0.752666666666667" calcext:value-type="float">
            <text:p>0.7526666667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4333333333333" calcext:value-type="float">
            <text:p>0.7543333333</text:p>
          </table:table-cell>
        </table:table-row>
        <table:table-row table:style-name="ro1">
          <table:table-cell table:number-columns-repeated="24"/>
          <table:table-cell office:value-type="float" office:value="0.752" calcext:value-type="float">
            <text:p>0.752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333333333333" calcext:value-type="float">
            <text:p>0.7573333333</text:p>
          </table:table-cell>
          <table:table-cell office:value-type="float" office:value="0.754666666666667" calcext:value-type="float">
            <text:p>0.7546666667</text:p>
          </table:table-cell>
        </table:table-row>
        <table:table-row table:style-name="ro1">
          <table:table-cell table:number-columns-repeated="24"/>
          <table:table-cell office:value-type="float" office:value="0.751666666666667" calcext:value-type="float">
            <text:p>0.7516666667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5333333333333" calcext:value-type="float">
            <text:p>0.7553333333</text:p>
          </table:table-cell>
        </table:table-row>
        <table:table-row table:style-name="ro1">
          <table:table-cell table:number-columns-repeated="2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751" calcext:value-type="float">
            <text:p>0.751</text:p>
          </table:table-cell>
          <table:table-cell table:number-columns-repeated="2" office:value-type="float" office:value="0.755333333333333" calcext:value-type="float">
            <text:p>0.7553333333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table:number-columns-repeated="24"/>
          <table:table-cell office:value-type="float" office:value="0.750333333333333" calcext:value-type="float">
            <text:p>0.7503333333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5666666666667" calcext:value-type="float">
            <text:p>0.7556666667</text:p>
          </table:table-cell>
          <table:table-cell table:number-columns-repeated="2" office:value-type="float" office:value="0.755333333333333" calcext:value-type="float">
            <text:p>0.7553333333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4666666666667" calcext:value-type="float">
            <text:p>0.7546666667</text:p>
          </table:table-cell>
        </table:table-row>
        <table:table-row table:style-name="ro1">
          <table:table-cell table:number-columns-repeated="24"/>
          <table:table-cell office:value-type="float" office:value="0.752333333333333" calcext:value-type="float">
            <text:p>0.7523333333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4666666666667" calcext:value-type="float">
            <text:p>0.7546666667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5333333333333" calcext:value-type="float">
            <text:p>0.7553333333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4333333333333" calcext:value-type="float">
            <text:p>0.7543333333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7333333333333" calcext:value-type="float">
            <text:p>0.7573333333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table:number-columns-repeated="3" office:value-type="float" office:value="0.755666666666667" calcext:value-type="float">
            <text:p>0.755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666666666667" calcext:value-type="float">
            <text:p>0.7556666667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6" calcext:value-type="float">
            <text:p>0.756</text:p>
          </table:table-cell>
          <table:table-cell table:number-columns-repeated="2"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2666666666667" calcext:value-type="float">
            <text:p>0.7526666667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5333333333333" calcext:value-type="float">
            <text:p>0.7553333333</text:p>
          </table:table-cell>
          <table:table-cell office:value-type="float" office:value="0.755666666666667" calcext:value-type="float">
            <text:p>0.7556666667</text:p>
          </table:table-cell>
        </table:table-row>
        <table:table-row table:style-name="ro1">
          <table:table-cell table:number-columns-repeated="24"/>
          <table:table-cell office:value-type="float" office:value="0.752666666666667" calcext:value-type="float">
            <text:p>0.7526666667</text:p>
          </table:table-cell>
          <table:table-cell table:number-columns-repeated="3"/>
          <table:table-cell office:value-type="float" office:value="0.749666666666667" calcext:value-type="float">
            <text:p>0.749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" calcext:value-type="float">
            <text:p>0.753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48333333333333" calcext:value-type="float">
            <text:p>0.748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7333333333333" calcext:value-type="float">
            <text:p>0.757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3"/>
          <table:table-cell office:value-type="float" office:value="0.748333333333333" calcext:value-type="float">
            <text:p>0.7483333333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office:value-type="float" office:value="0.757333333333333" calcext:value-type="float">
            <text:p>0.7573333333</text:p>
          </table:table-cell>
          <table:table-cell table:number-columns-repeated="2" office:value-type="float" office:value="0.756" calcext:value-type="float">
            <text:p>0.756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5666666666667" calcext:value-type="float">
            <text:p>0.755666666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office:value-type="float" office:value="0.757666666666667" calcext:value-type="float">
            <text:p>0.757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table:number-columns-repeated="2" office:value-type="float" office:value="0.756333333333333" calcext:value-type="float">
            <text:p>0.7563333333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9333333333333" calcext:value-type="float">
            <text:p>0.7493333333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table:number-columns-repeated="3"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8" calcext:value-type="float">
            <text:p>0.748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8333333333333" calcext:value-type="float">
            <text:p>0.748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666666666667" calcext:value-type="float">
            <text:p>0.7566666667</text:p>
          </table:table-cell>
          <table:table-cell office:value-type="float" office:value="0.756333333333333" calcext:value-type="float">
            <text:p>0.7563333333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4666666666667" calcext:value-type="float">
            <text:p>0.7546666667</text:p>
          </table:table-cell>
          <table:table-cell office:value-type="float" office:value="0.755666666666667" calcext:value-type="float">
            <text:p>0.755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table:number-columns-repeated="2" office:value-type="float" office:value="0.756333333333333" calcext:value-type="float">
            <text:p>0.7563333333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5666666666667" calcext:value-type="float">
            <text:p>0.7556666667</text:p>
          </table:table-cell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3"/>
          <table:table-cell office:value-type="float" office:value="0.748666666666667" calcext:value-type="float">
            <text:p>0.7486666667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6333333333333" calcext:value-type="float">
            <text:p>0.7563333333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6333333333333" calcext:value-type="float">
            <text:p>0.7563333333</text:p>
          </table:table-cell>
          <table:table-cell office:value-type="float" office:value="0.756666666666667" calcext:value-type="float">
            <text:p>0.7566666667</text:p>
          </table:table-cell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3"/>
          <table:table-cell office:value-type="float" office:value="0.749" calcext:value-type="float">
            <text:p>0.749</text:p>
          </table:table-cell>
          <table:table-cell table:number-columns-repeated="2" office:value-type="float" office:value="0.756333333333333" calcext:value-type="float">
            <text:p>0.7563333333</text:p>
          </table:table-cell>
          <table:table-cell office:value-type="float" office:value="0.755666666666667" calcext:value-type="float">
            <text:p>0.7556666667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48333333333333" calcext:value-type="float">
            <text:p>0.7483333333</text:p>
          </table:table-cell>
          <table:table-cell table:number-columns-repeated="2" office:value-type="float" office:value="0.756666666666667" calcext:value-type="float">
            <text:p>0.7566666667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666666666667" calcext:value-type="float">
            <text:p>0.753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3333333333333" calcext:value-type="float">
            <text:p>0.753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" calcext:value-type="float">
            <text:p>0.754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333333333333" calcext:value-type="float">
            <text:p>0.7543333333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float" office:value="0.754666666666667" calcext:value-type="float">
            <text:p>0.7546666667</text:p>
          </table:table-cell>
          <table:table-cell table:number-columns-repeated="7"/>
        </table:table-row>
      </table:table>
      <table:table table:name="eta=0.00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 office:value-type="string" calcext:value-type="string">
            <text:p>Eta = 0.001</text:p>
          </table:table-cell>
        </table:table-row>
        <table:table-row table:style-name="ro1">
          <table:table-cell table:number-columns-repeated="7"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  <table:table-cell office:value-type="string" calcext:value-type="string">
            <text:p>num/filter 3</text:p>
          </table:table-cell>
          <table:table-cell table:number-columns-repeated="2" office:value-type="string" calcext:value-type="string">
            <text:p>num/filter 2</text:p>
          </table:table-cell>
          <table:table-cell office:value-type="string" calcext:value-type="string">
            <text:p>num/filter 4</text:p>
          </table:table-cell>
          <table:table-cell office:value-type="string" calcext:value-type="string">
            <text:p>num/filter 6</text:p>
          </table:table-cell>
          <table:table-cell office:value-type="string" calcext:value-type="string">
            <text:p>num/filter 8</text:p>
          </table:table-cell>
        </table:table-row>
        <table:table-row table:style-name="ro1">
          <table:table-cell table:number-columns-repeated="2" office:value-type="string" calcext:value-type="string">
            <text:p>Epoch 200</text:p>
          </table:table-cell>
          <table:table-cell office:value-type="string" calcext:value-type="string">
            <text:p>Epoch 100</text:p>
          </table:table-cell>
          <table:table-cell table:number-columns-repeated="4" office:value-type="string" calcext:value-type="string">
            <text:p>Epoch 120</text:p>
          </table:table-cell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adagra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.503333333333333" calcext:value-type="float">
            <text:p>0.5033333333</text:p>
          </table:table-cell>
          <table:table-cell office:value-type="float" office:value="0.506666666666667" calcext:value-type="float">
            <text:p>0.5066666667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8" calcext:value-type="float">
            <text:p>0.678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9666666666667" calcext:value-type="float">
            <text:p>0.6896666667</text:p>
          </table:table-cell>
          <table:table-cell office:value-type="float" office:value="0.709666666666667" calcext:value-type="float">
            <text:p>0.709666666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23333333333333" calcext:value-type="float">
            <text:p>0.5233333333</text:p>
          </table:table-cell>
          <table:table-cell office:value-type="float" office:value="0.677333333333333" calcext:value-type="float">
            <text:p>0.6773333333</text:p>
          </table:table-cell>
          <table:table-cell table:number-columns-repeated="2" office:value-type="float" office:value="0.685333333333333" calcext:value-type="float">
            <text:p>0.6853333333</text:p>
          </table:table-cell>
          <table:table-cell office:value-type="float" office:value="0.717666666666667" calcext:value-type="float">
            <text:p>0.7176666667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0.598333333333333" calcext:value-type="float">
            <text:p>0.5983333333</text:p>
          </table:table-cell>
          <table:table-cell office:value-type="float" office:value="0.523333333333333" calcext:value-type="float">
            <text:p>0.5233333333</text:p>
          </table:table-cell>
          <table:table-cell table:number-columns-repeated="5"/>
        </table:table-row>
        <table:table-row table:style-name="ro1">
          <table:table-cell office:value-type="float" office:value="0.601666666666667" calcext:value-type="float">
            <text:p>0.6016666667</text:p>
          </table:table-cell>
          <table:table-cell office:value-type="float" office:value="0.51" calcext:value-type="float">
            <text:p>0.51</text:p>
          </table:table-cell>
          <table:table-cell table:number-columns-repeated="5"/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0.596666666666667" calcext:value-type="float">
            <text:p>0.5966666667</text:p>
          </table:table-cell>
          <table:table-cell table:number-columns-repeated="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5"/>
        </table:table-row>
        <table:table-row table:style-name="ro1">
          <table:table-cell office:value-type="float" office:value="0.676666666666667" calcext:value-type="float">
            <text:p>0.6766666667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671666666666667" calcext:value-type="float">
            <text:p>0.6716666667</text:p>
          </table:table-cell>
          <table:table-cell table:number-columns-repeated="5"/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5"/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5"/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721666666666667" calcext:value-type="float">
            <text:p>0.7216666667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float" office:value="0.728333333333333" calcext:value-type="float">
            <text:p>0.728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728333333333333" calcext:value-type="float">
            <text:p>0.7283333333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5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6666666666667" calcext:value-type="float">
            <text:p>0.7266666667</text:p>
          </table:table-cell>
          <table:table-cell table:number-columns-repeated="5"/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office:value-type="float" office:value="0.706666666666667" calcext:value-type="float">
            <text:p>0.706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5"/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26666666666667" calcext:value-type="float">
            <text:p>0.7266666667</text:p>
          </table:table-cell>
          <table:table-cell table:number-columns-repeated="5"/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" calcext:value-type="float">
            <text:p>0.72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5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5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5"/>
        </table:table-row>
      </table:table>
      <table:table table:name="eta=0.0001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Eta = 0.0001</text:p>
          </table:table-cell>
          <table:table-cell/>
          <table:table-cell table:number-columns-repeated="5" office:value-type="string" calcext:value-type="string">
            <text:p>Eta = 0.0001</text:p>
          </table:table-cell>
        </table:table-row>
        <table:table-row table:style-name="ro1">
          <table:table-cell table:number-columns-repeated="2" office:value-type="string" calcext:value-type="string">
            <text:p>Filters = [2,3,4]</text:p>
          </table:table-cell>
          <table:table-cell/>
          <table:table-cell table:number-columns-repeated="5"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  <table:table-cell office:value-type="string" calcext:value-type="string">
            <text:p>num/filter 3</text:p>
          </table:table-cell>
          <table:table-cell/>
          <table:table-cell table:number-columns-repeated="2" office:value-type="string" calcext:value-type="string">
            <text:p>num/filter 2</text:p>
          </table:table-cell>
          <table:table-cell table:number-columns-repeated="2" office:value-type="string" calcext:value-type="string">
            <text:p>num/filter 4</text:p>
          </table:table-cell>
          <table:table-cell office:value-type="string" calcext:value-type="string">
            <text:p>num/filter 6</text:p>
          </table:table-cell>
        </table:table-row>
        <table:table-row table:style-name="ro1">
          <table:table-cell table:number-columns-repeated="2" office:value-type="string" calcext:value-type="string">
            <text:p>Epoch 200</text:p>
          </table:table-cell>
          <table:table-cell/>
          <table:table-cell office:value-type="string" calcext:value-type="string">
            <text:p>Epoch 120</text:p>
          </table:table-cell>
          <table:table-cell office:value-type="string" calcext:value-type="string">
            <text:p>Epoch 200</text:p>
          </table:table-cell>
          <table:table-cell office:value-type="string" calcext:value-type="string">
            <text:p>Epoch 120</text:p>
          </table:table-cell>
          <table:table-cell office:value-type="string" calcext:value-type="string">
            <text:p>Epoch 200</text:p>
          </table:table-cell>
          <table:table-cell office:value-type="string" calcext:value-type="string">
            <text:p>Epoch 120</text:p>
          </table:table-cell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5-folds</text:p>
          </table:table-cell>
        </table:table-row>
        <table:table-row table:style-name="ro1">
          <table:table-cell office:value-type="float" office:value="0.441666666666667" calcext:value-type="float">
            <text:p>0.4416666667</text:p>
          </table:table-cell>
          <table:table-cell office:value-type="float" office:value="0.495" calcext:value-type="float">
            <text:p>0.495</text:p>
          </table:table-cell>
          <table:table-cell table:number-columns-repeated="5"/>
          <table:table-cell office:value-type="string" calcext:value-type="string">
            <text:p>time 5532.262 s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511666666666667" calcext:value-type="float">
            <text:p>0.5116666667</text:p>
          </table:table-cell>
          <table:table-cell/>
          <table:table-cell office:value-type="float" office:value="0.674166666666667" calcext:value-type="float">
            <text:p>0.6741666667</text:p>
          </table:table-cell>
          <table:table-cell office:value-type="float" office:value="0.694166666666667" calcext:value-type="float">
            <text:p>0.6941666667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526666666666667" calcext:value-type="float">
            <text:p>0.5266666667</text:p>
          </table:table-cell>
          <table:table-cell/>
          <table:table-cell office:value-type="float" office:value="0.694166666666667" calcext:value-type="float">
            <text:p>0.6941666667</text:p>
          </table:table-cell>
          <table:table-cell office:value-type="float" office:value="0.69" calcext:value-type="float">
            <text:p>0.6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693333333333333" calcext:value-type="float">
            <text:p>0.6933333333</text:p>
          </table:table-cell>
        </table:table-row>
        <table:table-row table:style-name="ro1">
          <table:table-cell office:value-type="float" office:value="0.471666666666667" calcext:value-type="float">
            <text:p>0.4716666667</text:p>
          </table:table-cell>
          <table:table-cell office:value-type="float" office:value="0.518333333333333" calcext:value-type="float">
            <text:p>0.5183333333</text:p>
          </table:table-cell>
          <table:table-cell/>
          <table:table-cell office:value-type="float" office:value="0.66375" calcext:value-type="float">
            <text:p>0.66375</text:p>
          </table:table-cell>
          <table:table-cell office:value-type="float" office:value="0.72625" calcext:value-type="float">
            <text:p>0.72625</text:p>
          </table:table-cell>
          <table:table-cell office:value-type="float" office:value="0.709583333333333" calcext:value-type="float">
            <text:p>0.7095833333</text:p>
          </table:table-cell>
          <table:table-cell office:value-type="float" office:value="0.710833333333333" calcext:value-type="float">
            <text:p>0.7108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486666666666667" calcext:value-type="float">
            <text:p>0.4866666667</text:p>
          </table:table-cell>
          <table:table-cell office:value-type="float" office:value="0.521666666666667" calcext:value-type="float">
            <text:p>0.5216666667</text:p>
          </table:table-cell>
          <table:table-cell/>
          <table:table-cell office:value-type="float" office:value="0.653611111111111" calcext:value-type="float">
            <text:p>0.6536111111</text:p>
          </table:table-cell>
          <table:table-cell office:value-type="float" office:value="0.686111111111111" calcext:value-type="float">
            <text:p>0.6861111111</text:p>
          </table:table-cell>
          <table:table-cell office:value-type="float" office:value="0.662222222222222" calcext:value-type="float">
            <text:p>0.6622222222</text:p>
          </table:table-cell>
          <table:table-cell office:value-type="float" office:value="0.687222222222222" calcext:value-type="float">
            <text:p>0.6872222222</text:p>
          </table:table-cell>
          <table:table-cell office:value-type="float" office:value="0.650555555555556" calcext:value-type="float">
            <text:p>0.650555555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565416666666667" calcext:value-type="float">
            <text:p>0.5654166667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586041666666667" calcext:value-type="float">
            <text:p>0.5860416667</text:p>
          </table:table-cell>
          <table:table-cell office:value-type="float" office:value="0.644791666666667" calcext:value-type="float">
            <text:p>0.6447916667</text:p>
          </table:table-cell>
          <table:table-cell office:value-type="float" office:value="0.592083333333333" calcext:value-type="float">
            <text:p>0.5920833333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523333333333333" calcext:value-type="float">
            <text:p>0.5233333333</text:p>
          </table:table-cell>
          <table:table-cell table:number-columns-repeated="6"/>
        </table:table-row>
        <table:table-row table:style-name="ro1">
          <table:table-cell office:value-type="float" office:value="0.503333333333333" calcext:value-type="float">
            <text:p>0.5033333333</text:p>
          </table:table-cell>
          <table:table-cell office:value-type="float" office:value="0.515" calcext:value-type="float">
            <text:p>0.5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21666666666667" calcext:value-type="float">
            <text:p>0.5216666667</text:p>
          </table:table-cell>
          <table:table-cell table:number-columns-repeated="6"/>
        </table:table-row>
        <table:table-row table:style-name="ro1">
          <table:table-cell office:value-type="float" office:value="0.543333333333333" calcext:value-type="float">
            <text:p>0.5433333333</text:p>
          </table:table-cell>
          <table:table-cell office:value-type="float" office:value="0.53" calcext:value-type="float">
            <text:p>0.53</text:p>
          </table:table-cell>
          <table:table-cell table:number-columns-repeated="6"/>
        </table:table-row>
        <table:table-row table:style-name="ro1">
          <table:table-cell office:value-type="float" office:value="0.553333333333333" calcext:value-type="float">
            <text:p>0.5533333333</text:p>
          </table:table-cell>
          <table:table-cell office:value-type="float" office:value="0.535" calcext:value-type="float">
            <text:p>0.535</text:p>
          </table:table-cell>
          <table:table-cell table:number-columns-repeated="6"/>
        </table:table-row>
        <table:table-row table:style-name="ro1">
          <table:table-cell office:value-type="float" office:value="0.571666666666667" calcext:value-type="float">
            <text:p>0.5716666667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6"/>
        </table:table-row>
        <table:table-row table:style-name="ro1">
          <table:table-cell office:value-type="float" office:value="0.583333333333333" calcext:value-type="float">
            <text:p>0.5833333333</text:p>
          </table:table-cell>
          <table:table-cell office:value-type="float" office:value="0.538333333333333" calcext:value-type="float">
            <text:p>0.5383333333</text:p>
          </table:table-cell>
          <table:table-cell table:number-columns-repeated="6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548333333333333" calcext:value-type="float">
            <text:p>0.5483333333</text:p>
          </table:table-cell>
          <table:table-cell table:number-columns-repeated="6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545" calcext:value-type="float">
            <text:p>0.545</text:p>
          </table:table-cell>
          <table:table-cell table:number-columns-repeated="6"/>
        </table:table-row>
        <table:table-row table:style-name="ro1">
          <table:table-cell office:value-type="float" office:value="0.623333333333333" calcext:value-type="float">
            <text:p>0.6233333333</text:p>
          </table:table-cell>
          <table:table-cell office:value-type="float" office:value="0.555" calcext:value-type="float">
            <text:p>0.555</text:p>
          </table:table-cell>
          <table:table-cell table:number-columns-repeated="6"/>
        </table:table-row>
        <table:table-row table:style-name="ro1">
          <table:table-cell office:value-type="float" office:value="0.626666666666667" calcext:value-type="float">
            <text:p>0.6266666667</text:p>
          </table:table-cell>
          <table:table-cell office:value-type="float" office:value="0.556666666666667" calcext:value-type="float">
            <text:p>0.5566666667</text:p>
          </table:table-cell>
          <table:table-cell table:number-columns-repeated="6"/>
        </table:table-row>
        <table:table-row table:style-name="ro1">
          <table:table-cell office:value-type="float" office:value="0.646666666666667" calcext:value-type="float">
            <text:p>0.6466666667</text:p>
          </table:table-cell>
          <table:table-cell office:value-type="float" office:value="0.561666666666667" calcext:value-type="float">
            <text:p>0.5616666667</text:p>
          </table:table-cell>
          <table:table-cell table:number-columns-repeated="6"/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0.566666666666667" calcext:value-type="float">
            <text:p>0.5666666667</text:p>
          </table:table-cell>
          <table:table-cell table:number-columns-repeated="6"/>
        </table:table-row>
        <table:table-row table:style-name="ro1">
          <table:table-cell office:value-type="float" office:value="0.608333333333333" calcext:value-type="float">
            <text:p>0.6083333333</text:p>
          </table:table-cell>
          <table:table-cell office:value-type="float" office:value="0.551666666666667" calcext:value-type="float">
            <text:p>0.5516666667</text:p>
          </table:table-cell>
          <table:table-cell table:number-columns-repeated="6"/>
        </table:table-row>
        <table:table-row table:style-name="ro1">
          <table:table-cell office:value-type="float" office:value="0.631666666666667" calcext:value-type="float">
            <text:p>0.6316666667</text:p>
          </table:table-cell>
          <table:table-cell office:value-type="float" office:value="0.555" calcext:value-type="float">
            <text:p>0.555</text:p>
          </table:table-cell>
          <table:table-cell table:number-columns-repeated="6"/>
        </table:table-row>
        <table:table-row table:style-name="ro1">
          <table:table-cell office:value-type="float" office:value="0.623333333333333" calcext:value-type="float">
            <text:p>0.6233333333</text:p>
          </table:table-cell>
          <table:table-cell office:value-type="float" office:value="0.56" calcext:value-type="float">
            <text:p>0.56</text:p>
          </table:table-cell>
          <table:table-cell table:number-columns-repeated="6"/>
        </table:table-row>
        <table:table-row table:style-name="ro1">
          <table:table-cell office:value-type="float" office:value="0.628333333333333" calcext:value-type="float">
            <text:p>0.6283333333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float" office:value="0.643333333333333" calcext:value-type="float">
            <text:p>0.6433333333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0.628333333333333" calcext:value-type="float">
            <text:p>0.6283333333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0.648333333333333" calcext:value-type="float">
            <text:p>0.6483333333</text:p>
          </table:table-cell>
          <table:table-cell office:value-type="float" office:value="0.586666666666667" calcext:value-type="float">
            <text:p>0.5866666667</text:p>
          </table:table-cell>
          <table:table-cell table:number-columns-repeated="6"/>
        </table:table-row>
        <table:table-row table:style-name="ro1">
          <table:table-cell office:value-type="float" office:value="0.646666666666667" calcext:value-type="float">
            <text:p>0.6466666667</text:p>
          </table:table-cell>
          <table:table-cell office:value-type="float" office:value="0.58" calcext:value-type="float">
            <text:p>0.58</text:p>
          </table:table-cell>
          <table:table-cell table:number-columns-repeated="6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591666666666667" calcext:value-type="float">
            <text:p>0.5916666667</text:p>
          </table:table-cell>
          <table:table-cell table:number-columns-repeated="6"/>
        </table:table-row>
        <table:table-row table:style-name="ro1">
          <table:table-cell office:value-type="float" office:value="0.651666666666667" calcext:value-type="float">
            <text:p>0.651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6"/>
        </table:table-row>
        <table:table-row table:style-name="ro1">
          <table:table-cell office:value-type="float" office:value="0.651666666666667" calcext:value-type="float">
            <text:p>0.6516666667</text:p>
          </table:table-cell>
          <table:table-cell office:value-type="float" office:value="0.585" calcext:value-type="float">
            <text:p>0.585</text:p>
          </table:table-cell>
          <table:table-cell table:number-columns-repeated="6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59" calcext:value-type="float">
            <text:p>0.59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6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6"/>
        </table:table-row>
        <table:table-row table:style-name="ro1">
          <table:table-cell office:value-type="float" office:value="0.653333333333333" calcext:value-type="float">
            <text:p>0.6533333333</text:p>
          </table:table-cell>
          <table:table-cell office:value-type="float" office:value="0.603333333333333" calcext:value-type="float">
            <text:p>0.6033333333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6"/>
        </table:table-row>
        <table:table-row table:style-name="ro1">
          <table:table-cell office:value-type="float" office:value="0.661666666666667" calcext:value-type="float">
            <text:p>0.6616666667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21666666666667" calcext:value-type="float">
            <text:p>0.6216666667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6666666666667" calcext:value-type="float">
            <text:p>0.6066666667</text:p>
          </table:table-cell>
          <table:table-cell table:number-columns-repeated="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11666666666667" calcext:value-type="float">
            <text:p>0.6116666667</text:p>
          </table:table-cell>
          <table:table-cell table:number-columns-repeated="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15" calcext:value-type="float">
            <text:p>0.615</text:p>
          </table:table-cell>
          <table:table-cell table:number-columns-repeated="6"/>
        </table:table-row>
        <table:table-row table:style-name="ro1">
          <table:table-cell office:value-type="float" office:value="0.661666666666667" calcext:value-type="float">
            <text:p>0.6616666667</text:p>
          </table:table-cell>
          <table:table-cell office:value-type="float" office:value="0.611666666666667" calcext:value-type="float">
            <text:p>0.6116666667</text:p>
          </table:table-cell>
          <table:table-cell table:number-columns-repeated="6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15" calcext:value-type="float">
            <text:p>0.615</text:p>
          </table:table-cell>
          <table:table-cell table:number-columns-repeated="6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6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6"/>
        </table:table-row>
        <table:table-row table:style-name="ro1">
          <table:table-cell office:value-type="float" office:value="0.663333333333333" calcext:value-type="float">
            <text:p>0.6633333333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6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6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16666666666667" calcext:value-type="float">
            <text:p>0.6166666667</text:p>
          </table:table-cell>
          <table:table-cell table:number-columns-repeated="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38333333333333" calcext:value-type="float">
            <text:p>0.6383333333</text:p>
          </table:table-cell>
          <table:table-cell table:number-columns-repeated="6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648333333333333" calcext:value-type="float">
            <text:p>0.6483333333</text:p>
          </table:table-cell>
          <table:table-cell table:number-columns-repeated="6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table:number-columns-repeated="6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51666666666667" calcext:value-type="float">
            <text:p>0.6516666667</text:p>
          </table:table-cell>
          <table:table-cell table:number-columns-repeated="6"/>
        </table:table-row>
        <table:table-row table:style-name="ro1">
          <table:table-cell office:value-type="float" office:value="0.678333333333333" calcext:value-type="float">
            <text:p>0.6783333333</text:p>
          </table:table-cell>
          <table:table-cell office:value-type="float" office:value="0.658333333333333" calcext:value-type="float">
            <text:p>0.6583333333</text:p>
          </table:table-cell>
          <table:table-cell table:number-columns-repeated="6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65" calcext:value-type="float">
            <text:p>0.665</text:p>
          </table:table-cell>
          <table:table-cell table:number-columns-repeated="6"/>
        </table:table-row>
        <table:table-row table:style-name="ro1">
          <table:table-cell office:value-type="float" office:value="0.678333333333333" calcext:value-type="float">
            <text:p>0.6783333333</text:p>
          </table:table-cell>
          <table:table-cell office:value-type="float" office:value="0.668333333333333" calcext:value-type="float">
            <text:p>0.6683333333</text:p>
          </table:table-cell>
          <table:table-cell table:number-columns-repeated="6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63333333333333" calcext:value-type="float">
            <text:p>0.6633333333</text:p>
          </table:table-cell>
          <table:table-cell table:number-columns-repeated="6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office:value-type="float" office:value="0.676666666666667" calcext:value-type="float">
            <text:p>0.6766666667</text:p>
          </table:table-cell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6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6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675" calcext:value-type="float">
            <text:p>0.675</text:p>
          </table:table-cell>
          <table:table-cell table:number-columns-repeated="6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671666666666667" calcext:value-type="float">
            <text:p>0.6716666667</text:p>
          </table:table-cell>
          <table:table-cell table:number-columns-repeated="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88333333333333" calcext:value-type="float">
            <text:p>0.6883333333</text:p>
          </table:table-cell>
          <table:table-cell table:number-columns-repeated="6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686666666666667" calcext:value-type="float">
            <text:p>0.6866666667</text:p>
          </table:table-cell>
          <table:table-cell table:number-columns-repeated="6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88333333333333" calcext:value-type="float">
            <text:p>0.6883333333</text:p>
          </table:table-cell>
          <table:table-cell table:number-columns-repeated="6"/>
        </table:table-row>
        <table:table-row table:style-name="ro1">
          <table:table-cell office:value-type="float" office:value="0.711666666666667" calcext:value-type="float">
            <text:p>0.711666666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16666666666667" calcext:value-type="float">
            <text:p>0.716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6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686666666666667" calcext:value-type="float">
            <text:p>0.68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6"/>
        </table:table-row>
      </table:table>
      <table:table table:name="eta=0.00001" table:style-name="ta1">
        <table:table-column table:style-name="co8" table:default-cell-style-name="Default"/>
        <table:table-row table:style-name="ro1">
          <table:table-cell office:value-type="string" calcext:value-type="string">
            <text:p>Eta = 0.00001</text:p>
          </table:table-cell>
        </table:table-row>
        <table:table-row table:style-name="ro1">
          <table:table-cell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</table:table-row>
        <table:table-row table:style-name="ro1">
          <table:table-cell office:value-type="string" calcext:value-type="string">
            <text:p>Epoch 2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3333333333333" calcext:value-type="float">
            <text:p>0.5133333333</text:p>
          </table:table-cell>
        </table:table-row>
        <table:table-row table:style-name="ro1">
          <table:table-cell office:value-type="float" office:value="0.513333333333333" calcext:value-type="float">
            <text:p>0.5133333333</text:p>
          </table:table-cell>
        </table:table-row>
        <table:table-row table:style-name="ro1">
          <table:table-cell office:value-type="float" office:value="0.503333333333333" calcext:value-type="float">
            <text:p>0.50333333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1666666666667" calcext:value-type="float">
            <text:p>0.501666666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0.491666666666667" calcext:value-type="float">
            <text:p>0.491666666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0.476666666666667" calcext:value-type="float">
            <text:p>0.4766666667</text:p>
          </table:table-cell>
        </table:table-row>
        <table:table-row table:style-name="ro1">
          <table:table-cell office:value-type="float" office:value="0.488333333333333" calcext:value-type="float">
            <text:p>0.4883333333</text:p>
          </table:table-cell>
        </table:table-row>
        <table:table-row table:style-name="ro1">
          <table:table-cell office:value-type="float" office:value="0.493333333333333" calcext:value-type="float">
            <text:p>0.4933333333</text:p>
          </table:table-cell>
        </table:table-row>
        <table:table-row table:style-name="ro1">
          <table:table-cell office:value-type="float" office:value="0.498333333333333" calcext:value-type="float">
            <text:p>0.49833333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8333333333333" calcext:value-type="float">
            <text:p>0.518333333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03333333333333" calcext:value-type="float">
            <text:p>0.5033333333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18333333333333" calcext:value-type="float">
            <text:p>0.51833333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8333333333333" calcext:value-type="float">
            <text:p>0.5283333333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28333333333333" calcext:value-type="float">
            <text:p>0.528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00-00-00</text:date>, <text:time style:data-style-name="N2" text:time-value="21:31:57.860334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06:27.028949707</meta:creation-date>
    <dc:date>2016-12-04T14:40:38.625907145</dc:date>
    <meta:editing-duration>P1DT19H13M8S</meta:editing-duration>
    <meta:editing-cycles>76</meta:editing-cycles>
    <meta:generator>LibreOffice/5.1.4.2$Linux_X86_64 LibreOffice_project/10m0$Build-2</meta:generator>
    <meta:document-statistic meta:table-count="4" meta:cell-count="1920" meta:object-count="0"/>
  </office:meta>
</office:document-meta>
</file>